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opptekst_20_og_20_bunntekst">
      <style:paragraph-properties fo:text-align="start" style:justify-single-word="false" style:writing-mode="lr-tb"/>
    </style:style>
    <style:style style:name="P2" style:family="paragraph" style:parent-style-name="Brødtekst">
      <style:paragraph-properties fo:text-align="justify" style:justify-single-word="false" fo:orphans="0" fo:widows="0"/>
    </style:style>
    <style:style style:name="P3" style:family="paragraph" style:parent-style-name="Brødtekst">
      <style:paragraph-properties fo:text-align="justify" style:justify-single-word="false" fo:orphans="0" fo:widows="0">
        <style:tab-stops>
          <style:tab-stop style:position="0.1528in"/>
          <style:tab-stop style:position="0.5in"/>
        </style:tab-stops>
      </style:paragraph-properties>
    </style:style>
    <style:style style:name="P4" style:family="paragraph" style:parent-style-name="Brødtekst">
      <style:paragraph-properties fo:margin-left="0.75in" fo:margin-right="0in" fo:text-align="justify" style:justify-single-word="false" fo:orphans="0" fo:widows="0" fo:text-indent="0.2346in" style:auto-text-indent="false"/>
    </style:style>
    <style:style style:name="P5" style:family="paragraph" style:parent-style-name="Brødtekst">
      <style:paragraph-properties fo:margin-left="0.5in" fo:margin-right="0in" fo:text-align="justify" style:justify-single-word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</style:style>
    <style:style style:name="P6" style:family="paragraph" style:parent-style-name="Brødtekst">
      <style:paragraph-properties fo:margin-left="1in" fo:margin-right="0in" fo:text-align="justify" style:justify-single-word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</style:style>
    <style:style style:name="P7" style:family="paragraph" style:parent-style-name="Overskrift_20_2" style:master-page-name="Standard">
      <style:paragraph-properties style:page-number="1"/>
    </style:style>
    <style:style style:name="P8" style:family="paragraph" style:parent-style-name="Overskrift_20_2">
      <style:text-properties officeooo:paragraph-rsid="0011894e"/>
    </style:style>
    <style:style style:name="P9" style:family="paragraph" style:parent-style-name="Brødtekst">
      <style:text-properties fo:language="en" fo:country="US" fo:font-weight="bold" officeooo:paragraph-rsid="0011894e" style:font-weight-asian="bold" style:font-weight-complex="bold"/>
    </style:style>
    <style:style style:name="P10" style:family="paragraph" style:parent-style-name="Brødtekst" style:list-style-name="WWNum2">
      <style:text-properties fo:language="en" fo:country="US"/>
    </style:style>
    <style:style style:name="P11" style:family="paragraph" style:parent-style-name="Brødtekst">
      <style:paragraph-properties fo:text-align="justify" style:justify-single-word="false" fo:orphans="0" fo:widows="0"/>
      <style:text-properties fo:language="en" fo:country="US"/>
    </style:style>
    <style:style style:name="P12" style:family="paragraph" style:parent-style-name="Brødtekst" style:list-style-name="WWNum4">
      <style:paragraph-properties fo:text-align="justify" style:justify-single-word="false" fo:orphans="0" fo:widows="0"/>
      <style:text-properties fo:language="en" fo:country="US"/>
    </style:style>
    <style:style style:name="P13" style:family="paragraph" style:parent-style-name="Brødtekst">
      <style:paragraph-properties fo:text-align="justify" style:justify-single-word="false" fo:orphans="0" fo:widows="0"/>
      <style:text-properties fo:language="en" fo:country="US" fo:font-style="italic" style:font-style-asian="italic" style:font-style-complex="italic"/>
    </style:style>
    <style:style style:name="P14" style:family="paragraph" style:parent-style-name="Brødtekst">
      <style:text-properties fo:language="de" fo:country="DE" fo:font-weight="bold" style:font-weight-asian="bold" style:font-weight-complex="bold"/>
    </style:style>
    <style:style style:name="P15" style:family="paragraph" style:parent-style-name="Brødtekst" style:list-style-name="WWNum2"/>
    <style:style style:name="P16" style:family="paragraph" style:parent-style-name="Brødtekst">
      <style:paragraph-properties fo:text-align="justify" style:justify-single-word="false" fo:orphans="0" fo:widows="0"/>
    </style:style>
    <style:style style:name="P17" style:family="paragraph" style:parent-style-name="Brødtekst" style:list-style-name="WWNum4">
      <style:paragraph-properties fo:text-align="justify" style:justify-single-word="false" fo:orphans="0" fo:widows="0"/>
    </style:style>
    <style:style style:name="P18" style:family="paragraph" style:parent-style-name="Brødtekst">
      <style:text-properties officeooo:paragraph-rsid="0011894e"/>
    </style:style>
    <style:style style:name="P19" style:family="paragraph" style:parent-style-name="Overskrift">
      <style:text-properties fo:language="it" fo:country="IT"/>
    </style:style>
    <style:style style:name="P20" style:family="paragraph" style:parent-style-name="Overskrift_20_3">
      <style:text-properties fo:language="fr" fo:country="F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de" fo:country="D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1894e"/>
    </style:style>
    <style:style style:name="T7" style:family="text">
      <style:text-properties style:font-name="Calibri1" fo:language="en" fo:country="US" style:font-name-asian="Calibri2" style:font-name-complex="Calibri2"/>
    </style:style>
    <style:style style:name="T8" style:family="text">
      <style:text-properties style:font-name="Calibri1" style:font-name-asian="Calibri2" style:font-name-complex="Calibri2"/>
    </style:style>
    <style:style style:name="T9" style:family="text">
      <style:text-properties style:font-name="Calibri1" fo:language="pt" fo:country="PT" style:font-name-asian="Calibri2" style:font-name-complex="Calibri2"/>
    </style:style>
    <style:style style:name="T10" style:family="text">
      <style:text-properties officeooo:rsid="00073201"/>
    </style:style>
    <style:style style:name="T11" style:family="text">
      <style:text-properties officeooo:rsid="000919cc"/>
    </style:style>
    <style:style style:name="T12" style:family="text">
      <style:text-properties officeooo:rsid="0011894e"/>
    </style:style>
    <style:style style:name="T13" style:family="text">
      <style:text-properties style:font-name="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F3800/INF4800</text:p>
      <text:p text:style-name="Title">Assignment C</text:p>
      <text:p text:style-name="P9">WHAT TO DELIVER:</text:p>
      <text:p text:style-name="P18">Please submit <text:span text:style-name="T10">a zip containing </text:span>both the implementation task <text:span text:style-name="T10">(the entire project) </text:span>and the pencil-and-paper tasks. <text:span text:style-name="T11">Exercise 2 is optional for INF3800 students.</text:span><text:bookmark-start text:name="hgjdgxs"/></text:p>
      <text:p text:style-name="Brødtekst"/>
      <text:p text:style-name="P14">DEADLINE:</text:p>
      <text:p text:style-name="Brødtekst">The assignment must be submitted, using Devilry, by 1<text:span text:style-name="T12">3</text:span>.03.1<text:span text:style-name="T12">7</text:span> at the latest.</text:p>
      <text:p text:style-name="Overskrift">On paper</text:p>
      <text:p text:style-name="P2"/>
      <text:p text:style-name="Overskrift_20_2">Exercise 1:</text:p>
      <text:p text:style-name="Overskrift_20_3">Query evaluation</text:p>
      <text:p text:style-name="P2"/>
      <text:list xml:id="list7128225680755205617" text:style-name="WWNum2">
        <text:list-item>
          <text:p text:style-name="P10">Explain what skiplists are and how they work. Are skiplists necessarily always beneficial for performance?</text:p>
        </text:list-item>
        <text:list-item>
          <text:p text:style-name="P10">Explain the difference between term-at-a-time and document-at-a-time evaluation. Which approach would you use for an index where the posting lists are impact-ordered, and why?</text:p>
        </text:list-item>
        <text:list-item>
          <text:p text:style-name="P15"><text:span text:style-name="T1">Postings lists can be ordered according to a static quality score </text:span><text:span text:style-name="T4">g(d)</text:span><text:span text:style-name="T1">. Explain why this can be beneficial, and provide some examples from web search of what such a static quality score might represent.</text:span></text:p>
        </text:list-item>
      </text:list>
      <text:p text:style-name="P2"/>
      <text:p text:style-name="P13"><text:span text:style-name="T12">(</text:span>This exercise is taken from the V13 final exam<text:span text:style-name="T12">)</text:span></text:p>
      <text:p text:style-name="P8">Exercise 2: <text:span text:style-name="T5">(</text:span><text:span text:style-name="T6">Optional </text:span><text:span text:style-name="T5">for INF</text:span><text:span text:style-name="T6">3</text:span><text:span text:style-name="T5">800)</text:span></text:p>
      <text:p text:style-name="P20">Index compression</text:p>
      <text:p text:style-name="P2"/>
      <text:p text:style-name="P11">The procedure to compress a search index usually includes encoding the gaps between consecutive postings, based on appropriate compression techniques.</text:p>
      <text:p text:style-name="P4"/>
      <text:list xml:id="list5348614197912041187" text:style-name="WWNum4">
        <text:list-item>
          <text:p text:style-name="P12">How would you compress the value <text:span text:style-name="T13">1337</text:span> using VB coding? <text:s/>How would you compress the value <text:span text:style-name="T13">13</text:span> using gamma coding?</text:p>
        </text:list-item>
        <text:list-item>
          <text:p text:style-name="P12">Kurt has a big search index, and wonders whether he should choose VB or gamma coding. <text:s/>Which advice would you give to Kurt?</text:p>
        </text:list-item>
        <text:list-item>
          <text:p text:style-name="P12">Explain how index compression affects the performance of a search system.</text:p>
        </text:list-item>
        <text:list-item>
          <text:p text:style-name="P17"><text:span text:style-name="T1">Entropy is a central concept in compression. For which discrete distribution over </text:span><text:span text:style-name="T4">N</text:span><text:span text:style-name="T1"> values does entropy have its maximum, and what is its maximum value?</text:span></text:p>
        </text:list-item>
      </text:list>
      <text:p text:style-name="P2"/>
      <text:p text:style-name="P13"><text:span text:style-name="T12">(</text:span>This exercise is taken from the V11 final exam<text:span text:style-name="T12">)</text:span></text:p>
      <text:p text:style-name="P19"><text:soft-page-break/>In code</text:p>
      <text:p text:style-name="P2"/>
      <text:p text:style-name="P3"><text:span text:style-name="T1">In this assignment you will be asked to implement an efficient query evaluator that performs </text:span><text:span text:style-name="T4">N</text:span><text:span text:style-name="T1">-of-</text:span><text:span text:style-name="T4">M</text:span><text:span text:style-name="T1"> matching over a memory-based inverted index. I.e., if the query contains </text:span><text:span text:style-name="T4">M</text:span><text:span text:style-name="T1"> query terms, each document in the result set will be guaranteed to contain at least </text:span><text:span text:style-name="T4">N</text:span><text:span text:style-name="T1"> of the </text:span><text:span text:style-name="T4">M</text:span><text:span text:style-name="T1"> terms. For example, 2-of-3 matching over the query </text:span><text:span text:style-name="T4">foo bar baz</text:span><text:span text:style-name="T1"> would be logically equivalent to the following recall predicate:</text:span></text:p>
      <text:p text:style-name="P5"/>
      <text:p text:style-name="P6"><text:s/>(<text:span text:style-name="T2">foo</text:span><text:span text:style-name="T1"> AND </text:span><text:span text:style-name="T4">bar</text:span>) OR (<text:span text:style-name="T2">foo</text:span><text:span text:style-name="T1"> AND </text:span><text:span text:style-name="T4">baz</text:span>) OR (<text:span text:style-name="T4">bar</text:span><text:span text:style-name="T1"> AND </text:span><text:span text:style-name="T4">baz</text:span>)</text:p>
      <text:p text:style-name="P5"/>
      <text:p text:style-name="P3"><text:span text:style-name="T1">Sensible values for </text:span><text:span text:style-name="T4">N</text:span><text:span text:style-name="T1"> and </text:span><text:span text:style-name="T4">M</text:span><text:span text:style-name="T1"> will vary between queries, hence the evaluator should use the fraction </text:span><text:span text:style-name="T4">N/M</text:span><text:span text:style-name="T1"> as a recall parameter. Note that </text:span><text:span text:style-name="T4">N</text:span><text:span text:style-name="T1">-of-</text:span><text:span text:style-name="T4">M</text:span><text:span text:style-name="T1"> matching can be viewed as a type of </text:span><text:span text:style-name="T3">“</text:span><text:span text:style-name="T1">soft AND</text:span>” <text:span text:style-name="T1">where the degree of recall can be smoothly controlled to mimic either an OR evaluation (1-of-</text:span><text:span text:style-name="T4">M</text:span><text:span text:style-name="T1">) or an AND evaluation (</text:span><text:span text:style-name="T4">M</text:span><text:span text:style-name="T1">-of-</text:span><text:span text:style-name="T4">M</text:span><text:span text:style-name="T1">) or something in between.</text:span></text:p>
      <text:p text:style-name="P5"/>
      <text:p text:style-name="P3"><text:span text:style-name="T1">The retrieved results should be ranked according to relevancy. For example, continuing the previous example, it</text:span>’<text:span text:style-name="T1">s reasonable to expect that a document that contains all of </text:span><text:span text:style-name="T2">foo</text:span>, <text:span text:style-name="T4">bar</text:span><text:span text:style-name="T1"> and </text:span><text:span text:style-name="T4">baz</text:span><text:span text:style-name="T1"> will, ceteris paribus, be ranked above a document that contains </text:span><text:span text:style-name="T2">foo</text:span><text:span text:style-name="T1"> and </text:span><text:span text:style-name="T4">bar</text:span><text:span text:style-name="T1"> but not </text:span><text:span text:style-name="T4">baz</text:span><text:span text:style-name="T1">. No more than the 10 highest-ranked results should be returned back to the client.</text:span></text:p>
      <text:p text:style-name="P5"/>
      <text:p text:style-name="P3"><text:span text:style-name="T1">Download </text:span><text:span text:style-name="T7">assignmentC.zip</text:span><text:span text:style-name="T1"> from the course homepage. Unzip the Java project, and load the project into Eclipse. Note that </text:span><text:span text:style-name="T8">ObligCTest.java</text:span><text:span text:style-name="T1"> contains two JUnit tests (respectively on the CRAN and WeScience document collections) that you can use as a basis for testing your implementation. <text:s/></text:span></text:p>
      <text:p text:style-name="P3"/>
      <text:p text:style-name="P3"><text:span text:style-name="T1">The implementation of </text:span><text:span text:style-name="T9">QueryEvaluator.java</text:span><text:span text:style-name="T1"> is incomplete, and it is your task to finish it. Basically, you should be able to run </text:span><text:span text:style-name="T8">ObligCTest.java</text:span><text:span text:style-name="T1">, which should build an inverted index over a small test file, issue a test query and check the search results against the expected ones. The only task is to complete the </text:span><text:span text:style-name="T8">evaluate(...)</text:span><text:span text:style-name="T1"> method in </text:span><text:span text:style-name="T9">QueryEvaluator.java</text:span><text:span text:style-name="T1">, so that it returns a sane </text:span><text:span text:style-name="T8">ResultSet</text:span><text:span text:style-name="T1">. You should try to factor your implementation into sub-methods to improve the readability and modularity of your implementation.</text:span><text:bookmark-end text:name="hgjdgx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opptekst_20_og_20_bunntekst" style:display-name="Topptekst og bunnteks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Overskrift_20_2" style:display-name="Overskrift 2" style:family="paragraph" style:default-outline-level="">
      <loext:graphic-properties draw:fill="solid" draw:fill-color="#ffffff"/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4f81bd" style:text-outline="false" style:text-line-through-style="none" style:text-line-through-type="none" style:text-position="0% 100%" style:font-name="Calibri1" fo:font-family="Calibri" style:font-family-generic="roman" style:font-pitch="variable" fo:font-size="13pt" fo:letter-spacing="normal" fo:language="en" fo:country="US" fo:font-style="normal" style:text-underline-style="none" fo:font-weight="bold" style:letter-kerning="false" style:font-name-asian="Calibri2" style:font-family-asian="Calibri" style:font-family-generic-asian="system" style:font-pitch-asian="variable" style:font-size-asian="13pt" style:font-style-asian="normal" style:font-weight-asian="bold" style:font-name-complex="Calibri2" style:font-family-complex="Calibri" style:font-family-generic-complex="system" style:font-pitch-complex="variable" style:font-size-complex="13pt" style:font-style-complex="normal" style:font-weight-complex="bold" fo:hyphenate="true" fo:hyphenation-remain-char-count="2" fo:hyphenation-push-char-count="2"/>
    </style:style>
    <style:style style:name="Brødteks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style:font-pitch="variable" fo:font-size="12pt" fo:letter-spacing="normal" fo:language="en" fo:country="US" fo:font-style="normal" style:text-underline-style="none" fo:font-weight="normal" style:letter-kerning="false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Brødtekst" style:default-outline-level="" style:class="chapter">
      <loext:graphic-properties draw:fill="solid" draw:fill-color="#ffffff"/>
      <style:paragraph-properties fo:margin-left="0in" fo:margin-right="0in" fo:margin-top="0in" fo:margin-bottom="0.2083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style:text-underline-style="none" fo:font-weight="normal" style:letter-kerning="false" style:font-name-asian="Calibri2" style:font-family-asian="Calibri" style:font-family-generic-asian="system" style:font-pitch-asian="variable" style:font-size-asian="26pt" style:font-style-asian="normal" style:font-weight-asian="normal" style:font-name-complex="Calibri2" style:font-family-complex="Calibri" style:font-family-generic-complex="system" style:font-pitch-complex="variable" style:font-size-complex="26pt" style:font-style-complex="normal" style:font-weight-complex="normal" fo:hyphenate="true" fo:hyphenation-remain-char-count="2" fo:hyphenation-push-char-count="2"/>
    </style:style>
    <style:style style:name="Overskrift" style:family="paragraph" style:next-style-name="Brødtekst" style:default-outline-level="">
      <loext:graphic-properties draw:fill="solid" draw:fill-color="#ffffff"/>
      <style:paragraph-properties fo:margin-left="0in" fo:margin-right="0in" fo:margin-top="0.3335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335b8a" style:text-outline="false" style:text-line-through-style="none" style:text-line-through-type="none" style:text-position="0% 100%" style:font-name="Calibri1" fo:font-family="Calibri" style:font-family-generic="roman" style:font-pitch="variable" fo:font-size="16pt" fo:letter-spacing="normal" fo:language="fr" fo:country="FR" fo:font-style="normal" style:text-underline-style="none" fo:font-weight="bold" style:letter-kerning="false" style:font-name-asian="Calibri2" style:font-family-asian="Calibri" style:font-family-generic-asian="system" style:font-pitch-asian="variable" style:font-size-asian="16pt" style:font-style-asian="normal" style:font-weight-asian="bold" style:font-name-complex="Calibri2" style:font-family-complex="Calibri" style:font-family-generic-complex="system" style:font-pitch-complex="variable" style:font-size-complex="16pt" style:font-style-complex="normal" style:font-weight-complex="bold" fo:hyphenate="true" fo:hyphenation-remain-char-count="2" fo:hyphenation-push-char-count="2"/>
    </style:style>
    <style:style style:name="Overskrift_20_3" style:display-name="Overskrift 3" style:family="paragraph" style:next-style-name="Brødtekst" style:default-outline-level="">
      <loext:graphic-properties draw:fill="solid" draw:fill-color="#ffffff"/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4f81bd" style:text-outline="false" style:text-line-through-style="none" style:text-line-through-type="none" style:text-position="0% 100%" style:font-name="Calibri1" fo:font-family="Calibri" style:font-family-generic="roman" style:font-pitch="variable" fo:font-size="12pt" fo:letter-spacing="normal" fo:language="en" fo:country="US" fo:font-style="normal" style:text-underline-style="none" fo:font-weight="bold" style:letter-kerning="false" style:font-name-asian="Calibri2" style:font-family-asian="Calibri" style:font-family-generic-asian="system" style:font-pitch-asian="variable" style:font-size-asian="12pt" style:font-style-asian="normal" style:font-weight-asian="bold" style:font-name-complex="Calibri2" style:font-family-complex="Calibri" style:font-family-generic-complex="system" style:font-pitch-complex="variable" style:font-size-complex="12pt" style:font-style-complex="normal" style:font-weight-complex="bold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Times New Roman1" style:font-family-asian="'Times New Roman'" style:font-family-generic-asian="system" style:font-pitch-asian="variabl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rt_20_stil_20_1" style:display-name="Importert stil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rt_20_stil_20_2" style:display-name="Importert stil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198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198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198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198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198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198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5075in" fo:margin-left="1.242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4555in" fo:margin-left="1.742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5075in" fo:margin-left="2.242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5075in" fo:margin-left="2.742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4555in" fo:margin-left="3.242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5075in" fo:margin-left="3.742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5075in" fo:margin-left="4.242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4555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5075in" fo:margin-left="1.242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4555in" fo:margin-left="1.742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75in" fo:margin-left="2.242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5075in" fo:margin-left="2.742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4555in" fo:margin-left="3.242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5075in" fo:margin-left="3.742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5075in" fo:margin-left="4.242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4555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opptekst_20_og_20_bunntekst">
      <style:paragraph-properties fo:text-align="start" style:justify-single-word="false" style:writing-mode="lr-tb"/>
    </style:style>
    <style:page-layout style:name="Mpm1">
      <style:page-layout-properties fo:page-width="8.2681in" fo:page-height="11.6929in" style:num-format="1" style:print-orientation="portrait" fo:margin-top="0.5in" fo:margin-bottom="0.5in" fo:margin-left="1.25in" fo:margin-right="1.25in" style:writing-mode="rl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6T15:51:42.121328284</dc:date>
    <meta:editing-duration>PT3M3S</meta:editing-duration>
    <meta:editing-cycles>1</meta:editing-cycles>
    <meta:document-statistic meta:table-count="0" meta:image-count="0" meta:object-count="0" meta:page-count="2" meta:paragraph-count="28" meta:word-count="576" meta:character-count="3531" meta:non-whitespace-character-count="2985"/>
  </office:meta>
</office:document-meta>
</file>